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10.672cm" fo:min-width="18.55cm"/>
    </style:style>
    <style:style style:name="gr2" style:family="graphic" style:parent-style-name="standard">
      <style:graphic-properties draw:fill-color="#ff9999" draw:textarea-horizontal-align="justify" draw:textarea-vertical-align="middle" draw:auto-grow-height="false" fo:min-height="9.402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9.402cm" fo:min-width="9.025cm"/>
    </style:style>
    <style:style style:name="gr4" style:family="graphic" style:parent-style-name="standard">
      <style:graphic-properties draw:fill-color="#66ff66" draw:textarea-horizontal-align="justify" draw:textarea-vertical-align="middle" draw:auto-grow-height="false" fo:min-height="9.402cm" fo:min-width="3.31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9999"/>
      <style:paragraph-properties fo:text-align="center"/>
    </style:style>
    <style:style style:name="P4" style:family="paragraph">
      <loext:graphic-properties draw:fill-color="#66ff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05cm" svg:height="10.922cm" svg:x="1.254cm" svg:y="1.381cm">
          <text:p text:style-name="P1">Management Modu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99cm" svg:height="9.652cm" svg:x="1.508cm" svg:y="2.397cm">
          <text:p text:style-name="P1">Command-line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25cm" svg:height="9.652cm" svg:x="6.461cm" svg:y="2.397cm">
          <text:p text:style-name="P1">Entity List View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9.652cm" svg:x="16.24cm" svg:y="2.397cm">
          <text:p text:style-name="P1">Entity Detail</text:p>
          <text:p text:style-name="P1">View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9T15:13:06.825437275</meta:creation-date>
    <dc:date>2018-10-29T15:16:38.153927869</dc:date>
    <meta:editing-duration>PT3M31S</meta:editing-duration>
    <meta:editing-cycles>1</meta:editing-cycles>
    <meta:document-statistic meta:object-count="4"/>
    <meta:generator>LibreOffice/5.1.6.2$Linux_X86_64 LibreOffice_project/10m0$Build-2</meta:generator>
  </office:meta>
</office:document-meta>
</file>